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f7e7e" officeooo:paragraph-rsid="000f7e7e" style:font-size-asian="11pt" style:font-size-complex="11pt"/>
    </style:style>
    <style:style style:name="P2" style:family="paragraph" style:parent-style-name="Standard">
      <style:text-properties fo:font-size="11pt" officeooo:rsid="0012d8b7" officeooo:paragraph-rsid="0012d8b7" style:font-size-asian="11pt" style:font-size-complex="11pt"/>
    </style:style>
    <style:style style:name="P3" style:family="paragraph" style:parent-style-name="Standard">
      <style:text-properties fo:font-size="11pt" officeooo:rsid="0012d8b7" officeooo:paragraph-rsid="0012d8b7" style:font-size-asian="11pt" style:font-size-complex="11pt"/>
    </style:style>
    <style:style style:name="P4" style:family="paragraph" style:parent-style-name="Standard">
      <style:text-properties fo:font-size="11pt" officeooo:rsid="0013027a" officeooo:paragraph-rsid="0013027a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>Q1</text:p>
      <text:p text:style-name="P2"/>
      <text:p text:style-name="P4">Acceptance will not pass SWR has to be close to 1 as possible, the graphical image has reading of</text:p>
      <text:p text:style-name="P4"><text:s/>almost 5 will result to energy loss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1pt" officeooo:rsid="000f7e7e" officeooo:paragraph-rsid="000f7e7e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hilip Sisa M. sisaphilip@gmail.co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9:35:06.069353443</meta:creation-date>
    <dc:date>2023-05-14T22:30:59.475199105</dc:date>
    <meta:editing-duration>PT1H8M17S</meta:editing-duration>
    <meta:editing-cycles>6</meta:editing-cycles>
    <meta:generator>LibreOffice/7.5.2.2$Linux_X86_64 LibreOffice_project/50$Build-2</meta:generator>
    <meta:document-statistic meta:table-count="0" meta:image-count="0" meta:object-count="0" meta:page-count="1" meta:paragraph-count="4" meta:word-count="31" meta:character-count="171" meta:non-whitespace-character-count="143"/>
  </office:meta>
</office:document-meta>
</file>